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355" officeooo:paragraph-rsid="0017e355"/>
    </style:style>
    <style:style style:name="P2" style:family="paragraph" style:parent-style-name="Standard">
      <style:paragraph-properties fo:text-align="center" style:justify-single-word="false"/>
      <style:text-properties fo:font-size="18pt" officeooo:rsid="0017e355" officeooo:paragraph-rsid="0017e355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7e355" officeooo:paragraph-rsid="0017e355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2pt" officeooo:rsid="0017e9e6" officeooo:paragraph-rsid="0017e9e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7e9e6" officeooo:paragraph-rsid="0017e9e6" style:font-size-asian="10.5pt" style:font-size-complex="12pt"/>
    </style:style>
    <style:style style:name="P6" style:family="paragraph" style:parent-style-name="Text_20_body" style:list-style-name="L5">
      <style:paragraph-properties fo:text-align="justify" style:justify-single-word="false"/>
      <style:text-properties fo:font-style="normal" officeooo:rsid="002df1fc" officeooo:paragraph-rsid="002df1fc" style:font-style-asian="normal" style:font-style-complex="normal"/>
    </style:style>
    <style:style style:name="P7" style:family="paragraph" style:parent-style-name="Text_20_body" style:list-style-name="L5">
      <style:paragraph-properties fo:text-align="justify" style:justify-single-word="false"/>
      <style:text-properties fo:font-style="normal" officeooo:rsid="002f95ee" officeooo:paragraph-rsid="002f95ee" style:font-style-asian="normal" style:font-style-complex="normal"/>
    </style:style>
    <style:style style:name="P8" style:family="paragraph" style:parent-style-name="Text_20_body" style:list-style-name="L5">
      <style:paragraph-properties fo:text-align="justify" style:justify-single-word="false"/>
      <style:text-properties fo:font-style="normal" officeooo:rsid="00318384" officeooo:paragraph-rsid="00318384" style:font-style-asian="normal" style:font-style-complex="normal"/>
    </style:style>
    <style:style style:name="P9" style:family="paragraph" style:parent-style-name="Text_20_body" style:list-style-name="L5">
      <style:paragraph-properties fo:text-align="justify" style:justify-single-word="false"/>
      <style:text-properties fo:font-style="italic" officeooo:rsid="002df1fc" officeooo:paragraph-rsid="002df1fc" style:font-style-asian="italic" style:font-style-complex="italic"/>
    </style:style>
    <style:style style:name="P10" style:family="paragraph" style:parent-style-name="Text_20_body" style:list-style-name="L5">
      <style:paragraph-properties fo:text-align="justify" style:justify-single-word="false"/>
      <style:text-properties fo:font-style="italic" officeooo:rsid="002f95ee" officeooo:paragraph-rsid="002f95ee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  <style:text-properties officeooo:rsid="002df1fc" officeooo:paragraph-rsid="002df1fc"/>
    </style:style>
    <style:style style:name="P12" style:family="paragraph" style:parent-style-name="Text_20_body" style:list-style-name="L5">
      <style:paragraph-properties fo:text-align="justify" style:justify-single-word="false"/>
      <style:text-properties officeooo:rsid="002df1fc" officeooo:paragraph-rsid="002df1fc"/>
    </style:style>
    <style:style style:name="P13" style:family="paragraph" style:parent-style-name="Text_20_body">
      <style:text-properties officeooo:rsid="00318384" officeooo:paragraph-rsid="00318384"/>
    </style:style>
    <style:style style:name="P14" style:family="paragraph" style:parent-style-name="Text_20_body">
      <style:text-properties officeooo:rsid="003365cf" officeooo:paragraph-rsid="003365cf"/>
    </style:style>
    <style:style style:name="P15" style:family="paragraph" style:parent-style-name="Text_20_body" style:list-style-name="L6">
      <style:text-properties officeooo:rsid="003365cf" officeooo:paragraph-rsid="003365cf"/>
    </style:style>
    <style:style style:name="P16" style:family="paragraph" style:parent-style-name="Text_20_body" style:list-style-name="L6">
      <style:text-properties officeooo:rsid="003365cf" officeooo:paragraph-rsid="00341709"/>
    </style:style>
    <style:style style:name="P17" style:family="paragraph" style:parent-style-name="Text_20_body" style:list-style-name="L6">
      <style:text-properties officeooo:paragraph-rsid="003365cf"/>
    </style:style>
    <style:style style:name="P18" style:family="paragraph" style:parent-style-name="Text_20_body" style:list-style-name="L6">
      <style:text-properties officeooo:rsid="00341709" officeooo:paragraph-rsid="00341709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text-properties officeooo:rsid="00318384" officeooo:paragraph-rsid="00318384"/>
    </style:style>
    <style:style style:name="P21" style:family="paragraph" style:parent-style-name="Heading_20_1">
      <style:text-properties officeooo:rsid="003365cf" officeooo:paragraph-rsid="003365cf"/>
    </style:style>
    <style:style style:name="P22" style:family="paragraph" style:parent-style-name="Heading_20_1">
      <style:paragraph-properties fo:text-align="justify" style:justify-single-word="false" fo:break-before="page"/>
      <style:text-properties officeooo:rsid="002df1fc" officeooo:paragraph-rsid="002df1fc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170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365cf" style:font-style-asian="normal" style:font-style-complex="normal"/>
    </style:style>
    <style:style style:name="T5" style:family="text">
      <style:text-properties fo:font-style="normal" officeooo:rsid="00341709" style:font-style-asian="normal" style:font-style-complex="normal"/>
    </style:style>
    <style:style style:name="T6" style:family="text">
      <style:text-properties officeooo:rsid="002df1fc"/>
    </style:style>
    <style:style style:name="T7" style:family="text">
      <style:text-properties officeooo:rsid="003365cf"/>
    </style:style>
    <style:style style:name="T8" style:family="text">
      <style:text-properties officeooo:rsid="0034170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6">User manua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3"><text:a xlink:type="simple" xlink:href="#__RefHeading___Toc106_1483956801" text:style-name="Index_20_Link" text:visited-style-name="Index_20_Link">Prerequisites<text:tab/>3</text:a></text:p>
          <text:p text:style-name="P23"><text:a xlink:type="simple" xlink:href="#__RefHeading___Toc504_981731080" text:style-name="Index_20_Link" text:visited-style-name="Index_20_Link">Launch application<text:tab/>3</text:a></text:p>
          <text:p text:style-name="P23"><text:a xlink:type="simple" xlink:href="#__RefHeading___Toc506_981731080" text:style-name="Index_20_Link" text:visited-style-name="Index_20_Link">Instruction<text:tab/>3</text:a></text:p>
        </text:index-body>
      </text:table-of-content>
      <text:p text:style-name="P5"/>
      <text:h text:style-name="P22" text:outline-level="1"><text:bookmark-start text:name="__RefHeading___Toc106_1483956801"/>Prerequisites<text:bookmark-end text:name="__RefHeading___Toc106_1483956801"/></text:h>
      <text:p text:style-name="P11">This softwares sould be installed to use this application:</text:p>
      <text:list xml:id="list553344673" text:style-name="L5">
        <text:list-item>
          <text:p text:style-name="P12">Operating system – Ubuntu 18.04</text:p>
        </text:list-item>
        <text:list-item>
          <text:p text:style-name="P12">docker</text:p>
          <text:list>
            <text:list-item>
              <text:p text:style-name="P12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      </text:list-item>
          </text:list>
        </text:list-item>
        <text:list-item>
          <text:p text:style-name="P12">python</text:p>
          <text:list>
            <text:list-item>
              <text:p text:style-name="P9">sudoo apt-get install python</text:p>
            </text:list-item>
          </text:list>
        </text:list-item>
        <text:list-item>
          <text:p text:style-name="P6">python pip</text:p>
          <text:list>
            <text:list-item>
              <text:p text:style-name="P9">sudo apt-get install python-pip</text:p>
            </text:list-item>
          </text:list>
        </text:list-item>
        <text:list-item>
          <text:p text:style-name="P7">roslibpy library</text:p>
          <text:list>
            <text:list-item>
              <text:p text:style-name="P10">pip install roslibpy</text:p>
            </text:list-item>
          </text:list>
        </text:list-item>
        <text:list-item>
          <text:p text:style-name="P7">pynput library</text:p>
          <text:list>
            <text:list-item>
              <text:p text:style-name="P10">pip install pynuput</text:p>
            </text:list-item>
          </text:list>
        </text:list-item>
        <text:list-item>
          <text:p text:style-name="P8">application</text:p>
          <text:list>
            <text:list-item>
              <text:p text:style-name="P8"><text:a xlink:type="simple" xlink:href="https://github.com/KuboG/RecruitmentTask" text:style-name="Internet_20_link" text:visited-style-name="Visited_20_Internet_20_Link">https://github.com/KuboG/RecruitmentTask</text:a></text:p>
            </text:list-item>
          </text:list>
        </text:list-item>
      </text:list>
      <text:h text:style-name="P20" text:outline-level="1"><text:bookmark-start text:name="__RefHeading___Toc504_981731080"/>Launch application<text:bookmark-end text:name="__RefHeading___Toc504_981731080"/></text:h>
      <text:p text:style-name="P13">To run application run this command (in directory where application is located): <text:span text:style-name="T1">bash launcher.sh. </text:span><text:span text:style-name="T3">The commands is starting whole application so it will take some time. After successful startup will appear <text:s/>window with turtle and console application with short </text:span><text:span text:style-name="T4">instruction</text:span><text:span text:style-name="T3">. <text:s/></text:span></text:p>
      <text:h text:style-name="P21" text:outline-level="1"><text:bookmark-start text:name="__RefHeading___Toc506_981731080"/>Instruction<text:bookmark-end text:name="__RefHeading___Toc506_981731080"/></text:h>
      <text:p text:style-name="P14">The application is ready when quick instructions is displayed in console. Until this the message ‘wainting for the container tu launch properly’. </text:p>
      <text:list xml:id="list2453591462" text:style-name="L6">
        <text:list-item>
          <text:p text:style-name="P17"><text:span text:style-name="T7">Use the arrow key to moving with turtle</text:span></text:p>
        </text:list-item>
        <text:list-item>
          <text:p text:style-name="P17"><text:span text:style-name="T7">The direction of movement is print to console</text:span></text:p>
        </text:list-item>
        <text:list-item>
          <text:p text:style-name="P15">To close whole application press ESC</text:p>
        </text:list-item>
        <text:list-item>
          <text:p text:style-name="P16">To <text:span text:style-name="T8">restart application use </text:span><text:span text:style-name="T2">bash launcher.sh – </text:span><text:span text:style-name="T5">this time is should be much more quicker</text:span></text:p>
        </text:list-item>
        <text:list-item>
          <text:p text:style-name="P18"><text:span text:style-name="T5">T</text:span><text:span text:style-name="T3">o remove application tun this command: </text:span><text:span text:style-name="T1">docker rmi turtle-ap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2:20:03.001007784</meta:creation-date>
    <meta:generator>LibreOffice/6.0.7.3$Linux_X86_64 LibreOffice_project/00m0$Build-3</meta:generator>
    <dc:date>2021-02-15T21:48:03.577633656</dc:date>
    <meta:editing-duration>PT1H5M17S</meta:editing-duration>
    <meta:editing-cycles>19</meta:editing-cycles>
    <meta:document-statistic meta:table-count="0" meta:image-count="0" meta:object-count="0" meta:page-count="3" meta:paragraph-count="30" meta:word-count="181" meta:character-count="1219" meta:non-whitespace-character-count="1080"/>
  </office:meta>
</office:document-meta>
</file>